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2.8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1cm" svg:height="6.806cm" svg:x="13.606cm" svg:y="6.13cm">
            <draw:object draw:notify-on-update-of-ranges="Sheet1.I1:Sheet1.I1 Sheet1.J1:Sheet1.J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1cm" svg:height="6.806cm" svg:x="28.16cm" svg:y="7.676cm">
            <draw:object draw:notify-on-update-of-ranges="Sheet1.O1:Sheet1.O1 Sheet1.P1:Sheet1.P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1" table:number-columns-repeated="7" table:default-cell-style-name="ce1"/>
        <table:table-column table:style-name="co5" table:default-cell-style-name="ce1"/>
        <table:table-column table:style-name="co1" table:number-columns-repeated="1000" table:default-cell-style-name="ce1"/>
        <table:table-row table:style-name="ro1">
          <table:table-cell table:style-name="ce2" office:value-type="string" calcext:value-type="string">
            <text:p>OpenMP</text:p>
          </table:table-cell>
          <table:table-cell table:style-name="ce5" office:value-type="string" calcext:value-type="string">
            <text:p>ncores</text:p>
          </table:table-cell>
          <table:table-cell office:value-type="string" calcext:value-type="string">
            <text:p>base time</text:p>
          </table:table-cell>
          <table:table-cell office:value-type="string" calcext:value-type="string">
            <text:p>optimized time</text:p>
          </table:table-cell>
          <table:table-cell table:style-name="ce5" office:value-type="string" calcext:value-type="string">
            <text:p>speedup</text:p>
          </table:table-cell>
          <table:table-cell/>
          <table:table-cell table:style-name="ce5" office:value-type="string" calcext:value-type="string">
            <text:p>nthreads</text:p>
          </table:table-cell>
          <table:table-cell table:style-name="ce5" office:value-type="string" calcext:value-type="string">
            <text:p>affinity cores</text:p>
          </table:table-cell>
          <table:table-cell office:value-type="string" calcext:value-type="string">
            <text:p>base time</text:p>
          </table:table-cell>
          <table:table-cell office:value-type="string" calcext:value-type="string">
            <text:p>optimized time</text:p>
          </table:table-cell>
          <table:table-cell table:style-name="ce5" office:value-type="string" calcext:value-type="string">
            <text:p>speedup</text:p>
          </table:table-cell>
          <table:table-cell table:style-name="ce5"/>
          <table:table-cell table:style-name="ce5" office:value-type="string" calcext:value-type="string">
            <text:p>nthreads</text:p>
          </table:table-cell>
          <table:table-cell table:style-name="ce5" office:value-type="string" calcext:value-type="string">
            <text:p>affinity cores</text:p>
          </table:table-cell>
          <table:table-cell office:value-type="string" calcext:value-type="string">
            <text:p>base time</text:p>
          </table:table-cell>
          <table:table-cell office:value-type="string" calcext:value-type="string">
            <text:p>optimized time</text:p>
          </table:table-cell>
          <table:table-cell table:style-name="ce5" office:value-type="string" calcext:value-type="string">
            <text:p>speedup</text:p>
          </table:table-cell>
          <table:table-cell table:style-name="Default"/>
          <table:table-cell/>
          <table:table-cell table:style-name="ce5"/>
          <table:table-cell table:number-columns-repeated="3"/>
          <table:table-cell table:style-name="ce10"/>
          <table:table-cell table:style-name="ce5" table:number-columns-spanned="3" table:number-rows-spanned="1"/>
          <table:covered-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994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office:value-type="float" office:value="219.665" calcext:value-type="float">
            <text:p>219,665</text:p>
          </table:table-cell>
          <table:table-cell office:value-type="float" office:value="211.07" calcext:value-type="float">
            <text:p>211,07</text:p>
          </table:table-cell>
          <table:table-cell table:formula="of:=ROUND([.C2]/[.D2]; 3)" office:value-type="float" office:value="1.041" calcext:value-type="float">
            <text:p>1,041</text:p>
          </table:table-cell>
          <table:table-cell/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218.707" calcext:value-type="float">
            <text:p>218,707</text:p>
          </table:table-cell>
          <table:table-cell office:value-type="float" office:value="211.055" calcext:value-type="float">
            <text:p>211,055</text:p>
          </table:table-cell>
          <table:table-cell table:formula="of:=ROUND([.I2]/[.J2]; 3)" office:value-type="float" office:value="1.036" calcext:value-type="float">
            <text:p>1,036</text:p>
          </table:table-cell>
          <table:table-cell/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067.98" calcext:value-type="float">
            <text:p>1067,98</text:p>
          </table:table-cell>
          <table:table-cell office:value-type="float" office:value="1066.09" calcext:value-type="float">
            <text:p>1066,09</text:p>
          </table:table-cell>
          <table:table-cell table:formula="of:=ROUND([.O2]/[.P2]; 3)" office:value-type="float" office:value="1.002" calcext:value-type="float">
            <text:p>1,002</text:p>
          </table:table-cell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office:value-type="float" office:value="123.798" calcext:value-type="float">
            <text:p>123,798</text:p>
          </table:table-cell>
          <table:table-cell office:value-type="float" office:value="109.383" calcext:value-type="float">
            <text:p>109,383</text:p>
          </table:table-cell>
          <table:table-cell table:formula="of:=ROUND([.C3]/[.D3]; 3)" office:value-type="float" office:value="1.132" calcext:value-type="float">
            <text:p>1,132</text:p>
          </table:table-cell>
          <table:table-cell/>
          <table:table-cell table:number-columns-repeated="2" table:style-name="ce8" office:value-type="float" office:value="2" calcext:value-type="float">
            <text:p>2</text:p>
          </table:table-cell>
          <table:table-cell office:value-type="float" office:value="121.007" calcext:value-type="float">
            <text:p>121,007</text:p>
          </table:table-cell>
          <table:table-cell office:value-type="float" office:value="108.722" calcext:value-type="float">
            <text:p>108,722</text:p>
          </table:table-cell>
          <table:table-cell table:formula="of:=ROUND([.I3]/[.J3]; 3)" office:value-type="float" office:value="1.113" calcext:value-type="float">
            <text:p>1,113</text:p>
          </table:table-cell>
          <table:table-cell table:style-name="ce14"/>
          <table:table-cell table:number-columns-repeated="2" table:style-name="ce8" office:value-type="float" office:value="2" calcext:value-type="float">
            <text:p>2</text:p>
          </table:table-cell>
          <table:table-cell office:value-type="float" office:value="537.483" calcext:value-type="float">
            <text:p>537,483</text:p>
          </table:table-cell>
          <table:table-cell office:value-type="float" office:value="534.31" calcext:value-type="float">
            <text:p>534,31</text:p>
          </table:table-cell>
          <table:table-cell table:formula="of:=ROUND([.O3]/[.P3]; 3)" office:value-type="float" office:value="1.006" calcext:value-type="float">
            <text:p>1,006</text:p>
          </table:table-cell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office:value-type="float" office:value="74.4383" calcext:value-type="float">
            <text:p>74,4383</text:p>
          </table:table-cell>
          <table:table-cell office:value-type="float" office:value="62.1776" calcext:value-type="float">
            <text:p>62,1776</text:p>
          </table:table-cell>
          <table:table-cell table:formula="of:=ROUND([.C4]/[.D4]; 3)" office:value-type="float" office:value="1.197" calcext:value-type="float">
            <text:p>1,197</text:p>
          </table:table-cell>
          <table:table-cell/>
          <table:table-cell table:number-columns-repeated="2" table:style-name="ce8" office:value-type="float" office:value="4" calcext:value-type="float">
            <text:p>4</text:p>
          </table:table-cell>
          <table:table-cell office:value-type="float" office:value="72.6986" calcext:value-type="float">
            <text:p>72,6986</text:p>
          </table:table-cell>
          <table:table-cell office:value-type="float" office:value="62.2449" calcext:value-type="float">
            <text:p>62,2449</text:p>
          </table:table-cell>
          <table:table-cell table:formula="of:=ROUND([.I4]/[.J4]; 3)" office:value-type="float" office:value="1.168" calcext:value-type="float">
            <text:p>1,168</text:p>
          </table:table-cell>
          <table:table-cell table:style-name="ce14"/>
          <table:table-cell table:number-columns-repeated="2" table:style-name="ce8" office:value-type="float" office:value="4" calcext:value-type="float">
            <text:p>4</text:p>
          </table:table-cell>
          <table:table-cell office:value-type="float" office:value="273.719" calcext:value-type="float">
            <text:p>273,719</text:p>
          </table:table-cell>
          <table:table-cell office:value-type="float" office:value="271.065" calcext:value-type="float">
            <text:p>271,065</text:p>
          </table:table-cell>
          <table:table-cell table:formula="of:=ROUND([.O4]/[.P4]; 3)" office:value-type="float" office:value="1.01" calcext:value-type="float">
            <text:p>1,01</text:p>
          </table:table-cell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office:value-type="float" office:value="66.0396" calcext:value-type="float">
            <text:p>66,0396</text:p>
          </table:table-cell>
          <table:table-cell table:style-name="ce10" office:value-type="float" office:value="54.0628" calcext:value-type="float">
            <text:p>54,0628</text:p>
          </table:table-cell>
          <table:table-cell table:formula="of:=ROUND([.C5]/[.D5]; 3)" office:value-type="float" office:value="1.222" calcext:value-type="float">
            <text:p>1,222</text:p>
          </table:table-cell>
          <table:table-cell table:style-name="ce10"/>
          <table:table-cell table:number-columns-repeated="2" table:style-name="ce8" office:value-type="float" office:value="8" calcext:value-type="float">
            <text:p>8</text:p>
          </table:table-cell>
          <table:table-cell office:value-type="float" office:value="67.8473" calcext:value-type="float">
            <text:p>67,8473</text:p>
          </table:table-cell>
          <table:table-cell table:style-name="ce10" office:value-type="float" office:value="58.6047" calcext:value-type="float">
            <text:p>58,6047</text:p>
          </table:table-cell>
          <table:table-cell table:formula="of:=ROUND([.I5]/[.J5]; 3)" office:value-type="float" office:value="1.158" calcext:value-type="float">
            <text:p>1,158</text:p>
          </table:table-cell>
          <table:table-cell table:style-name="ce14"/>
          <table:table-cell table:number-columns-repeated="2" table:style-name="ce8" office:value-type="float" office:value="8" calcext:value-type="float">
            <text:p>8</text:p>
          </table:table-cell>
          <table:table-cell office:value-type="float" office:value="141.705" calcext:value-type="float">
            <text:p>141,705</text:p>
          </table:table-cell>
          <table:table-cell table:style-name="ce10" office:value-type="float" office:value="138.712" calcext:value-type="float">
            <text:p>138,712</text:p>
          </table:table-cell>
          <table:table-cell table:formula="of:=ROUND([.O5]/[.P5]; 3)" office:value-type="float" office:value="1.022" calcext:value-type="float">
            <text:p>1,022</text:p>
          </table:table-cell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office:value-type="float" office:value="75.6891" calcext:value-type="float">
            <text:p>75,6891</text:p>
          </table:table-cell>
          <table:table-cell table:style-name="ce10" office:value-type="float" office:value="61.4162" calcext:value-type="float">
            <text:p>61,4162</text:p>
          </table:table-cell>
          <table:table-cell table:formula="of:=ROUND([.C6]/[.D6]; 3)" office:value-type="float" office:value="1.232" calcext:value-type="float">
            <text:p>1,232</text:p>
          </table:table-cell>
          <table:table-cell table:style-name="ce10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81.503" calcext:value-type="float">
            <text:p>81,503</text:p>
          </table:table-cell>
          <table:table-cell table:style-name="ce10" office:value-type="float" office:value="69.8004" calcext:value-type="float">
            <text:p>69,8004</text:p>
          </table:table-cell>
          <table:table-cell table:formula="of:=ROUND([.I6]/[.J6]; 3)" office:value-type="float" office:value="1.168" calcext:value-type="float">
            <text:p>1,168</text:p>
          </table:table-cell>
          <table:table-cell table:style-name="ce14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77.5806" calcext:value-type="float">
            <text:p>77,5806</text:p>
          </table:table-cell>
          <table:table-cell table:style-name="ce10" office:value-type="float" office:value="74.3533" calcext:value-type="float">
            <text:p>74,3533</text:p>
          </table:table-cell>
          <table:table-cell table:formula="of:=ROUND([.O6]/[.P6]; 3)" office:value-type="float" office:value="1.043" calcext:value-type="float">
            <text:p>1,043</text:p>
          </table:table-cell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8" office:value-type="float" office:value="32" calcext:value-type="float">
            <text:p>32</text:p>
          </table:table-cell>
          <table:table-cell office:value-type="float" office:value="63.6548" calcext:value-type="float">
            <text:p>63,6548</text:p>
          </table:table-cell>
          <table:table-cell table:style-name="ce10" office:value-type="float" office:value="46.5872" calcext:value-type="float">
            <text:p>46,5872</text:p>
          </table:table-cell>
          <table:table-cell table:formula="of:=ROUND([.C7]/[.D7]; 3)" office:value-type="float" office:value="1.366" calcext:value-type="float">
            <text:p>1,366</text:p>
          </table:table-cell>
          <table:table-cell table:style-name="ce10"/>
          <table:table-cell table:number-columns-repeated="2" table:style-name="ce8" office:value-type="float" office:value="16" calcext:value-type="float">
            <text:p>16</text:p>
          </table:table-cell>
          <table:table-cell office:value-type="float" office:value="77.3355" calcext:value-type="float">
            <text:p>77,3355</text:p>
          </table:table-cell>
          <table:table-cell table:style-name="ce10" office:value-type="float" office:value="62.4637" calcext:value-type="float">
            <text:p>62,4637</text:p>
          </table:table-cell>
          <table:table-cell table:formula="of:=ROUND([.I7]/[.J7]; 3)" office:value-type="float" office:value="1.238" calcext:value-type="float">
            <text:p>1,238</text:p>
          </table:table-cell>
          <table:table-cell table:style-name="ce14"/>
          <table:table-cell table:number-columns-repeated="2" table:style-name="ce8" office:value-type="float" office:value="16" calcext:value-type="float">
            <text:p>16</text:p>
          </table:table-cell>
          <table:table-cell office:value-type="float" office:value="78.6317" calcext:value-type="float">
            <text:p>78,6317</text:p>
          </table:table-cell>
          <table:table-cell table:style-name="ce10" office:value-type="float" office:value="75.9223" calcext:value-type="float">
            <text:p>75,9223</text:p>
          </table:table-cell>
          <table:table-cell table:formula="of:=ROUND([.O7]/[.P7]; 3)" office:value-type="float" office:value="1.036" calcext:value-type="float">
            <text:p>1,036</text:p>
          </table:table-cell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8" office:value-type="float" office:value="64" calcext:value-type="float">
            <text:p>64</text:p>
          </table:table-cell>
          <table:table-cell office:value-type="float" office:value="65.0109" calcext:value-type="float">
            <text:p>65,0109</text:p>
          </table:table-cell>
          <table:table-cell table:style-name="ce10" office:value-type="float" office:value="43.7562" calcext:value-type="float">
            <text:p>43,7562</text:p>
          </table:table-cell>
          <table:table-cell table:formula="of:=ROUND([.C8]/[.D8]; 3)" office:value-type="float" office:value="1.486" calcext:value-type="float">
            <text:p>1,486</text:p>
          </table:table-cell>
          <table:table-cell table:style-name="ce10"/>
          <table:table-cell table:style-name="ce8" office:value-type="float" office:value="32" calcext:value-type="float">
            <text:p>32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77.7641" calcext:value-type="float">
            <text:p>77,7641</text:p>
          </table:table-cell>
          <table:table-cell table:style-name="ce10" office:value-type="float" office:value="75.0211" calcext:value-type="float">
            <text:p>75,0211</text:p>
          </table:table-cell>
          <table:table-cell table:formula="of:=ROUND([.I8]/[.J8]; 3)" office:value-type="float" office:value="1.037" calcext:value-type="float">
            <text:p>1,037</text:p>
          </table:table-cell>
          <table:table-cell table:style-name="ce14"/>
          <table:table-cell table:style-name="ce8" office:value-type="float" office:value="32" calcext:value-type="float">
            <text:p>32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90.6082" calcext:value-type="float">
            <text:p>90,6082</text:p>
          </table:table-cell>
          <table:table-cell table:style-name="ce10" office:value-type="float" office:value="87.898" calcext:value-type="float">
            <text:p>87,898</text:p>
          </table:table-cell>
          <table:table-cell table:formula="of:=ROUND([.O8]/[.P8]; 3)" office:value-type="float" office:value="1.031" calcext:value-type="float">
            <text:p>1,031</text:p>
          </table:table-cell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8" office:value-type="float" office:value="128" calcext:value-type="float">
            <text:p>128</text:p>
          </table:table-cell>
          <table:table-cell office:value-type="float" office:value="105.341" calcext:value-type="float">
            <text:p>105,341</text:p>
          </table:table-cell>
          <table:table-cell table:style-name="ce10" office:value-type="float" office:value="80.4799" calcext:value-type="float">
            <text:p>80,4799</text:p>
          </table:table-cell>
          <table:table-cell table:formula="of:=ROUND([.C9]/[.D9]; 3)" office:value-type="float" office:value="1.309" calcext:value-type="float">
            <text:p>1,309</text:p>
          </table:table-cell>
          <table:table-cell table:style-name="ce10"/>
          <table:table-cell table:style-name="ce8" office:value-type="float" office:value="32" calcext:value-type="float">
            <text:p>32</text:p>
          </table:table-cell>
          <table:table-cell table:style-name="ce8" office:value-type="float" office:value="16" calcext:value-type="float">
            <text:p>16</text:p>
          </table:table-cell>
          <table:table-cell office:value-type="float" office:value="80.0847" calcext:value-type="float">
            <text:p>80,0847</text:p>
          </table:table-cell>
          <table:table-cell table:style-name="ce10" office:value-type="float" office:value="66.3356" calcext:value-type="float">
            <text:p>66,3356</text:p>
          </table:table-cell>
          <table:table-cell table:formula="of:=ROUND([.I9]/[.J9]; 3)" office:value-type="float" office:value="1.207" calcext:value-type="float">
            <text:p>1,207</text:p>
          </table:table-cell>
          <table:table-cell table:style-name="ce14"/>
          <table:table-cell table:style-name="ce8" office:value-type="float" office:value="32" calcext:value-type="float">
            <text:p>32</text:p>
          </table:table-cell>
          <table:table-cell table:style-name="ce8" office:value-type="float" office:value="16" calcext:value-type="float">
            <text:p>16</text:p>
          </table:table-cell>
          <table:table-cell office:value-type="float" office:value="49.7878" calcext:value-type="float">
            <text:p>49,7878</text:p>
          </table:table-cell>
          <table:table-cell table:style-name="ce10" office:value-type="float" office:value="45.9158" calcext:value-type="float">
            <text:p>45,9158</text:p>
          </table:table-cell>
          <table:table-cell table:formula="of:=ROUND([.O9]/[.P9]; 3)" office:value-type="float" office:value="1.084" calcext:value-type="float">
            <text:p>1,084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3"/>
          <table:table-cell table:style-name="ce10"/>
          <table:table-cell table:style-name="ce12"/>
          <table:table-cell table:style-name="ce10"/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74.2106" calcext:value-type="float">
            <text:p>74,2106</text:p>
          </table:table-cell>
          <table:table-cell office:value-type="float" office:value="47.7434" calcext:value-type="float">
            <text:p>47,7434</text:p>
          </table:table-cell>
          <table:table-cell table:formula="of:=ROUND([.I10]/[.J10]; 3)" office:value-type="float" office:value="1.554" calcext:value-type="float">
            <text:p>1,554</text:p>
          </table:table-cell>
          <table:table-cell/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251.828" calcext:value-type="float">
            <text:p>251,828</text:p>
          </table:table-cell>
          <table:table-cell office:value-type="float" office:value="236.315" calcext:value-type="float">
            <text:p>236,315</text:p>
          </table:table-cell>
          <table:table-cell table:formula="of:=ROUND([.O10]/[.P10]; 3)" office:value-type="float" office:value="1.066" calcext:value-type="float">
            <text:p>1,066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R: span 1</text:p>
          </table:table-cell>
          <table:covered-table-cell/>
          <table:covered-table-cell table:number-columns-repeated="2" table:style-name="ce10"/>
          <table:table-cell table:style-name="ce10"/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16" calcext:value-type="float">
            <text:p>16</text:p>
          </table:table-cell>
          <table:table-cell office:value-type="float" office:value="72.4334" calcext:value-type="float">
            <text:p>72,4334</text:p>
          </table:table-cell>
          <table:table-cell office:value-type="float" office:value="52.3498" calcext:value-type="float">
            <text:p>52,3498</text:p>
          </table:table-cell>
          <table:table-cell table:formula="of:=ROUND([.I11]/[.J11]; 3)" office:value-type="float" office:value="1.384" calcext:value-type="float">
            <text:p>1,384</text:p>
          </table:table-cell>
          <table:table-cell/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16" calcext:value-type="float">
            <text:p>16</text:p>
          </table:table-cell>
          <table:table-cell office:value-type="float" office:value="92.4159" calcext:value-type="float">
            <text:p>92,4159</text:p>
          </table:table-cell>
          <table:table-cell office:value-type="float" office:value="88.8079" calcext:value-type="float">
            <text:p>88,8079</text:p>
          </table:table-cell>
          <table:table-cell table:formula="of:=ROUND([.O11]/[.P11]; 3)" office:value-type="float" office:value="1.041" calcext:value-type="float">
            <text:p>1,041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without bounding</text:p>
          </table:table-cell>
          <table:covered-table-cell/>
          <table:covered-table-cell table:number-columns-repeated="2" table:style-name="ce10"/>
          <table:table-cell table:style-name="ce10" table:number-columns-repeated="3"/>
          <table:table-cell table:number-columns-repeated="2"/>
          <table:table-cell table:formula="of:=AVERAGE([.K2:.K11])" office:value-type="float" office:value="1.2063" calcext:value-type="float">
            <text:p>1,2063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52.991" calcext:value-type="float">
            <text:p>552,991</text:p>
          </table:table-cell>
          <table:table-cell office:value-type="float" office:value="542.442" calcext:value-type="float">
            <text:p>542,442</text:p>
          </table:table-cell>
          <table:table-cell table:formula="of:=ROUND([.O12]/[.P12]; 3)" office:value-type="float" office:value="1.019" calcext:value-type="float">
            <text:p>1,019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10" table:number-columns-repeated="3"/>
          <table:table-cell table:style-name="ce12" office:value-type="string" calcext:value-type="string" table:number-columns-spanned="5" table:number-rows-spanned="1">
            <text:p>M100It1e7</text:p>
          </table:table-cell>
          <table:covered-table-cell table:style-name="ce10"/>
          <table:covered-table-cell table:number-columns-repeated="3"/>
          <table:table-cell/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0.34" calcext:value-type="float">
            <text:p>320,34</text:p>
          </table:table-cell>
          <table:table-cell office:value-type="float" office:value="310.901" calcext:value-type="float">
            <text:p>310,901</text:p>
          </table:table-cell>
          <table:table-cell table:formula="of:=ROUND([.O13]/[.P13]; 3)" office:value-type="float" office:value="1.03" calcext:value-type="float">
            <text:p>1,03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10" table:number-columns-repeated="5"/>
          <table:table-cell table:number-columns-repeated="8"/>
          <table:table-cell table:formula="of:=AVERAGE([.Q2:.Q13])" office:value-type="float" office:value="1.0325" calcext:value-type="float">
            <text:p>1,0325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10" table:number-columns-repeated="5"/>
          <table:table-cell table:number-columns-repeated="4"/>
          <table:table-cell table:style-name="ce5" office:value-type="string" calcext:value-type="string" table:number-columns-spanned="5" table:number-rows-spanned="1">
            <text:p>M500It2e6</text:p>
          </table:table-cell>
          <table:covered-table-cell table:number-columns-repeated="4"/>
          <table:table-cell table:number-columns-repeated="100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1">
      <number:number number:decimal-places="4" number:min-decimal-places="4" number:min-integer-digits="1"/>
    </number:number-style>
    <number:number-style style:name="N110">
      <number:number number:decimal-places="3" number:min-decimal-places="3" number:min-integer-digits="1"/>
    </number:number-style>
    <number:number-style style:name="N109" number:title="User-defined">
      <number:number number:decimal-places="1" number:min-decimal-places="1" number:min-integer-digits="1"/>
    </number:number-style>
    <number:number-style style:name="N108" number:title="User-defined">
      <number:number number:decimal-places="6" number:min-decimal-places="6" number:min-integer-digits="1"/>
    </number:number-style>
    <number:number-style style:name="N107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7T16:58:32.835740461</meta:creation-date>
    <dc:date>2023-03-13T05:34:13.012520532</dc:date>
    <meta:editing-duration>PT21H35M32S</meta:editing-duration>
    <meta:editing-cycles>131</meta:editing-cycles>
    <meta:generator>LibreOffice/7.3.7.2$Linux_X86_64 LibreOffice_project/30$Build-2</meta:generator>
    <meta:document-statistic meta:table-count="1" meta:cell-count="163" meta:object-count="2"/>
    <meta:user-defined meta:name="qrichtext">1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101cm" svg:height="6.807cm" xlink:href=".." xlink:type="simple" chart:class="chart:line" chart:style-name="ch1">
        <chart:legend chart:legend-position="top" svg:x="2.063cm" svg:y="0.185cm" style:legend-expansion="wide" chart:style-name="ch2"/>
        <chart:plot-area chart:style-name="ch3" table:cell-range-address="Sheet1.G2:Sheet1.G5 Sheet1.G7:Sheet1.G7 Sheet1.G9:Sheet1.G9 Sheet1.G11:Sheet1.G11 Sheet1.I1:Sheet1.J5 Sheet1.I7:Sheet1.J7 Sheet1.I9:Sheet1.J9 Sheet1.I11:Sheet1.J11" chart:data-source-has-labels="both" svg:x="0.242cm" svg:y="1.078cm" svg:width="11.617cm" svg:height="5.593cm">
          <chart:coordinate-region svg:x="1.366cm" svg:y="1.357cm" svg:width="10.2cm" svg:height="4.508cm"/>
          <chart:axis chart:dimension="x" chart:name="primary-x" chart:style-name="ch4" chartooo:axis-type="auto">
            <chartooo:date-scale/>
            <chart:categories table:cell-range-address="Sheet1.G2:Sheet1.G5 Sheet1.G7:Sheet1.G7 Sheet1.G9:Sheet1.G9 Sheet1.G11:Sheet1.G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2:Sheet1.I5 Sheet1.I7:Sheet1.I7 Sheet1.I9:Sheet1.I9 Sheet1.I11:Sheet1.I11" chart:label-cell-address="Sheet1.I1:Sheet1.I1" chart:class="chart:line">
            <chart:data-point chart:repeated="7"/>
          </chart:series>
          <chart:series chart:style-name="ch7" chart:values-cell-range-address="Sheet1.J2:Sheet1.J5 Sheet1.J7:Sheet1.J7 Sheet1.J9:Sheet1.J9 Sheet1.J11:Sheet1.J11" chart:label-cell-address="Sheet1.J1:Sheet1.J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 time</text:p>
                <draw:g>
                  <svg:desc>Sheet1.I1:Sheet1.I1</svg:desc>
                </draw:g>
              </table:table-cell>
              <table:table-cell office:value-type="string">
                <text:p>optimized time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G2:Sheet1.G5 Sheet1.G7:Sheet1.G7 Sheet1.G9:Sheet1.G9 Sheet1.G11:Sheet1.G11</svg:desc>
                </draw:g>
              </table:table-cell>
              <table:table-cell office:value-type="float" office:value="218.707">
                <text:p>218.707</text:p>
                <draw:g>
                  <svg:desc>Sheet1.I2:Sheet1.I5 Sheet1.I7:Sheet1.I7 Sheet1.I9:Sheet1.I9 Sheet1.I11:Sheet1.I11</svg:desc>
                </draw:g>
              </table:table-cell>
              <table:table-cell office:value-type="float" office:value="211.055">
                <text:p>211.055</text:p>
                <draw:g>
                  <svg:desc>Sheet1.J2:Sheet1.J5 Sheet1.J7:Sheet1.J7 Sheet1.J9:Sheet1.J9 Sheet1.J11:Sheet1.J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1.007">
                <text:p>121.007</text:p>
              </table:table-cell>
              <table:table-cell office:value-type="float" office:value="108.722">
                <text:p>108.7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2.6986">
                <text:p>72.6986</text:p>
              </table:table-cell>
              <table:table-cell office:value-type="float" office:value="62.2449">
                <text:p>62.244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7.8473">
                <text:p>67.8473</text:p>
              </table:table-cell>
              <table:table-cell office:value-type="float" office:value="58.6047">
                <text:p>58.604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7.3355">
                <text:p>77.3355</text:p>
              </table:table-cell>
              <table:table-cell office:value-type="float" office:value="62.4637">
                <text:p>62.463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0.0847">
                <text:p>80.0847</text:p>
              </table:table-cell>
              <table:table-cell office:value-type="float" office:value="66.3356">
                <text:p>66.335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2.4334">
                <text:p>72.4334</text:p>
              </table:table-cell>
              <table:table-cell office:value-type="float" office:value="52.3498">
                <text:p>52.34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50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101cm" svg:height="6.807cm" xlink:href=".." xlink:type="simple" chart:class="chart:line" chart:style-name="ch1">
        <chart:legend chart:legend-position="top" svg:x="2.063cm" svg:y="0.185cm" style:legend-expansion="wide" chart:style-name="ch2"/>
        <chart:plot-area chart:style-name="ch3" table:cell-range-address="Sheet1.M2:Sheet1.M5 Sheet1.M7:Sheet1.M7 Sheet1.M9:Sheet1.M9 Sheet1.M11:Sheet1.M11 Sheet1.M13:Sheet1.M13 Sheet1.O1:Sheet1.P5 Sheet1.O7:Sheet1.P7 Sheet1.O9:Sheet1.P9 Sheet1.O11:Sheet1.P11 Sheet1.O13:Sheet1.P13" chart:data-source-has-labels="both" svg:x="0.242cm" svg:y="1.078cm" svg:width="11.617cm" svg:height="5.593cm">
          <chart:coordinate-region svg:x="1.128cm" svg:y="1.078cm" svg:width="10.293cm" svg:height="4.787cm"/>
          <chart:axis chart:dimension="x" chart:name="primary-x" chart:style-name="ch4" chartooo:axis-type="auto">
            <chartooo:date-scale/>
            <chart:categories table:cell-range-address="Sheet1.M2:Sheet1.M5 Sheet1.M7:Sheet1.M7 Sheet1.M9:Sheet1.M9 Sheet1.M11:Sheet1.M11 Sheet1.M13:Sheet1.M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O2:Sheet1.O5 Sheet1.O7:Sheet1.O7 Sheet1.O9:Sheet1.O9 Sheet1.O11:Sheet1.O11 Sheet1.O13:Sheet1.O13" chart:label-cell-address="Sheet1.O1:Sheet1.O1" chart:class="chart:line">
            <chart:data-point chart:repeated="8"/>
          </chart:series>
          <chart:series chart:style-name="ch8" chart:values-cell-range-address="Sheet1.P2:Sheet1.P5 Sheet1.P7:Sheet1.P7 Sheet1.P9:Sheet1.P9 Sheet1.P11:Sheet1.P11 Sheet1.P13:Sheet1.P13" chart:label-cell-address="Sheet1.P1:Sheet1.P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 time</text:p>
                <draw:g>
                  <svg:desc>Sheet1.O1:Sheet1.O1</svg:desc>
                </draw:g>
              </table:table-cell>
              <table:table-cell office:value-type="string">
                <text:p>optimized time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M2:Sheet1.M5 Sheet1.M7:Sheet1.M7 Sheet1.M9:Sheet1.M9 Sheet1.M11:Sheet1.M11 Sheet1.M13:Sheet1.M13</svg:desc>
                </draw:g>
              </table:table-cell>
              <table:table-cell office:value-type="float" office:value="1067.98">
                <text:p>1067.98</text:p>
                <draw:g>
                  <svg:desc>Sheet1.O2:Sheet1.O5 Sheet1.O7:Sheet1.O7 Sheet1.O9:Sheet1.O9 Sheet1.O11:Sheet1.O11 Sheet1.O13:Sheet1.O13</svg:desc>
                </draw:g>
              </table:table-cell>
              <table:table-cell office:value-type="float" office:value="1066.09">
                <text:p>1066.09</text:p>
                <draw:g>
                  <svg:desc>Sheet1.P2:Sheet1.P5 Sheet1.P7:Sheet1.P7 Sheet1.P9:Sheet1.P9 Sheet1.P11:Sheet1.P11 Sheet1.P13:Sheet1.P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37.483">
                <text:p>537.483</text:p>
              </table:table-cell>
              <table:table-cell office:value-type="float" office:value="534.31">
                <text:p>534.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73.719">
                <text:p>273.719</text:p>
              </table:table-cell>
              <table:table-cell office:value-type="float" office:value="271.065">
                <text:p>271.06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1.705">
                <text:p>141.705</text:p>
              </table:table-cell>
              <table:table-cell office:value-type="float" office:value="138.712">
                <text:p>138.7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8.6317">
                <text:p>78.6317</text:p>
              </table:table-cell>
              <table:table-cell office:value-type="float" office:value="75.9223">
                <text:p>75.922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9.7878">
                <text:p>49.7878</text:p>
              </table:table-cell>
              <table:table-cell office:value-type="float" office:value="45.9158">
                <text:p>45.915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2.4159">
                <text:p>92.4159</text:p>
              </table:table-cell>
              <table:table-cell office:value-type="float" office:value="88.8079">
                <text:p>88.807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20.34">
                <text:p>320.34</text:p>
              </table:table-cell>
              <table:table-cell office:value-type="float" office:value="310.901">
                <text:p>310.9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